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Text_20_body">
      <style:text-properties officeooo:paragraph-rsid="00019e46"/>
    </style:style>
    <style:style style:name="P3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20pt" fo:font-weight="bold" officeooo:paragraph-rsid="00024322" style:font-size-asian="20pt" style:font-weight-asian="bold" style:font-size-complex="20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20pt" fo:font-weight="bold" officeooo:paragraph-rsid="00024322" style:font-size-asian="20pt" style:font-weight-asian="bold" style:font-size-complex="20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20pt" style:font-size-asian="20pt" style:font-size-complex="20pt"/>
    </style:style>
    <style:style style:name="P7" style:family="paragraph" style:parent-style-name="Standard">
      <style:paragraph-properties fo:text-align="center" style:justify-single-word="false"/>
      <style:text-properties fo:font-size="12pt" fo:font-weight="bold" officeooo:paragraph-rsid="00024322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Text_20_body" style:list-style-name="L1"/>
    <style:style style:name="T1" style:family="text">
      <style:text-properties officeooo:rsid="0000bf83"/>
    </style:style>
    <style:style style:name="T2" style:family="text">
      <style:text-properties officeooo:rsid="00024322"/>
    </style:style>
    <style:style style:name="T3" style:family="text">
      <style:text-properties fo:color="#c9211e" loext:opacity="100%"/>
    </style:style>
    <style:style style:name="T4" style:family="text">
      <style:text-properties fo:color="#c9211e" loext:opacity="100%" officeooo:rsid="00024322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Appium &amp; Selenium Research</text:p>
      <text:p text:style-name="P3"/>
      <text:p text:style-name="P6"/>
      <text:p text:style-name="P5"><text:span text:style-name="T4">1. Selenium</text:span><text:span text:style-name="T3"> Research</text:span></text:p>
      <text:p text:style-name="P8"/>
      <text:p text:style-name="Horizontal_20_Line"><text:span text:style-name="Strong_20_Emphasis"/></text:p>
      <text:h text:style-name="Heading_20_3" text:outline-level="3">1. Environment Setup</text:h>
      <text:p text:style-name="P2">Installed Java (JDK 25), Maven, IntelliJ IDEA, Chrome, and ChromeDriver on Linux. Fixed ChromeDriver version mismatch and sandbox issues so Selenium could run properly.</text:p>
      <text:p text:style-name="Horizontal_20_Line"/>
      <text:h text:style-name="Heading_20_3" text:outline-level="3">2. Selenium Project Setup</text:h>
      <text:p text:style-name="Text_20_body">Created a Maven Selenium project in IntelliJ and organized code into separate classes for different test cases.</text:p>
      <text:p text:style-name="Horizontal_20_Line"/>
      <text:h text:style-name="Heading_20_3" text:outline-level="3">3. Local Website Testing</text:h>
      <text:p text:style-name="Text_20_body">Created a simple login HTML page and hosted it on <text:span text:style-name="Source_20_Text">localhost</text:span> using <text:span text:style-name="Source_20_Text">npx serve</text:span> to simulate real web application testing.</text:p>
      <text:p text:style-name="Horizontal_20_Line"/>
      <text:h text:style-name="Heading_20_3" text:outline-level="3">4. Login Automation &amp; Validation</text:h>
      <text:p text:style-name="Text_20_body">Tested login functionality by entering username and password, clicking the login button, and validating the result message. Verified both <text:span text:style-name="Strong_20_Emphasis">valid</text:span> and <text:span text:style-name="Strong_20_Emphasis">invalid</text:span> credential scenarios by checking the displayed success or error message.</text:p>
      <text:p text:style-name="Horizontal_20_Line"/>
      <text:h text:style-name="Heading_20_3" text:outline-level="3">5. YouTube Automation</text:h>
      <text:p text:style-name="Text_20_body">Automated YouTube search by entering a keyword in the search box and triggering the search using the Enter key.</text:p>
      <text:p text:style-name="Horizontal_20_Line"/>
      <text:h text:style-name="Heading_20_3" text:outline-level="3">6. Test Scenarios Covered</text:h>
      <text:list text:style-name="L1">
        <text:list-item>
          <text:p text:style-name="P9">Username and password input testing</text:p>
        </text:list-item>
        <text:list-item>
          <text:p text:style-name="P9">Button click functionality</text:p>
        </text:list-item>
        <text:list-item>
          <text:p text:style-name="P9">Result message validation</text:p>
        </text:list-item>
        <text:list-item>
          <text:p text:style-name="P9">Page navigation and browser interaction</text:p>
        </text:list-item>
      </text:list>
      <text:h text:style-name="Heading_20_3" text:outline-level="3"><text:soft-page-break/>7. Concepts Learned</text:h>
      <text:p text:style-name="Text_20_body">Learned Selenium WebDriver basics, element locators (<text:span text:style-name="Source_20_Text">id</text:span>, <text:span text:style-name="Source_20_Text">name</text:span>), keyboard actions, browser launch and close, and basic test flow.</text:p>
      <text:h text:style-name="Heading_20_3" text:outline-level="3"><text:span text:style-name="T1">8</text:span>. Issues &amp; Fixes</text:h>
      <text:p text:style-name="Text_20_body">Faced ChromeDriver version mismatch and Linux sandbox errors. Resolved by using matching ChromeDriver version and required Chrome options.</text:p>
      <text:p text:style-name="Text_20_body"/>
      <text:p text:style-name="Text_20_body"/>
      <text:p text:style-name="P1"/>
      <text:p text:style-name="P5"><text:span text:style-name="T4">2. </text:span><text:span text:style-name="T3">Appium Research</text:span></text:p>
      <text:p text:style-name="P5"><text:span text:style-name="T3"/></text:p>
      <text:p text:style-name="P4"/>
      <text:p text:style-name="P4"/>
      <text:p text:style-name="P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22T01:41:32.870062595</meta:creation-date>
    <dc:date>2026-01-23T01:32:26.755352294</dc:date>
    <meta:editing-duration>PT4H8M8S</meta:editing-duration>
    <meta:editing-cycles>3</meta:editing-cycles>
    <meta:generator>LibreOffice/24.2.7.2$Linux_X86_64 LibreOffice_project/420$Build-2</meta:generator>
    <meta:document-statistic meta:table-count="0" meta:image-count="0" meta:object-count="0" meta:page-count="2" meta:paragraph-count="22" meta:word-count="208" meta:character-count="1377" meta:non-whitespace-character-count="1195"/>
  </office:meta>
</office:document-meta>
</file>